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" style:family="table">
      <style:table-properties style:width="17cm" table:align="left"/>
    </style:style>
    <style:style style:name="Taula1.A" style:family="table-column">
      <style:table-column-properties style:column-width="10.278cm"/>
    </style:style>
    <style:style style:name="Taula1.B" style:family="table-column">
      <style:table-column-properties style:column-width="6.722cm"/>
    </style:style>
    <style:style style:name="Taula1.A1" style:family="table-cell">
      <style:table-cell-properties style:vertical-align="middle" fo:padding="0.176cm" fo:border="1pt solid #000000"/>
    </style:style>
    <style:style style:name="Taula1.A2" style:family="table-cell">
      <style:table-cell-properties style:vertical-align="" fo:padding="0.176cm" fo:border="1pt solid #000000"/>
    </style:style>
    <style:style style:name="Taula1.5" style:family="table-row">
      <style:table-row-properties style:min-row-height="1.295cm"/>
    </style:style>
    <style:style style:name="Taula2" style:family="table">
      <style:table-properties style:width="17cm" table:align="left"/>
    </style:style>
    <style:style style:name="Taula2.A" style:family="table-column">
      <style:table-column-properties style:column-width="8.475cm"/>
    </style:style>
    <style:style style:name="Taula2.B" style:family="table-column">
      <style:table-column-properties style:column-width="8.525cm"/>
    </style:style>
    <style:style style:name="Taula2.A1" style:family="table-cell">
      <style:table-cell-properties style:vertical-align="" fo:padding="0.176cm" fo:border="1pt solid #000000"/>
    </style:style>
    <style:style style:name="Taula2.2" style:family="table-row">
      <style:table-row-properties style:min-row-height="7.433cm"/>
    </style:style>
    <style:style style:name="Taula2.3" style:family="table-row">
      <style:table-row-properties style:min-row-height="1.501cm"/>
    </style:style>
    <style:style style:name="Taula2.4" style:family="table-row">
      <style:table-row-properties style:min-row-height="2.589cm"/>
    </style:style>
    <style:style style:name="P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bold" style:text-blinking="false" fo:background-color="transparent"/>
    </style:style>
    <style:style style:name="P2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bold" officeooo:rsid="000540af" officeooo:paragraph-rsid="000540af" style:text-blinking="false" fo:background-color="transparent" style:font-weight-asian="bold" style:font-weight-complex="bold"/>
    </style:style>
    <style:style style:name="P3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8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9pt" fo:font-style="normal" style:text-underline-style="none" fo:font-weight="bold" style:text-blinking="false" fo:background-color="transparent"/>
    </style:style>
    <style:style style:name="P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ext_20_body">
      <style:text-properties officeooo:rsid="000540af" officeooo:paragraph-rsid="000540af"/>
    </style:style>
    <style:style style:name="P8" style:family="paragraph" style:parent-style-name="Title">
      <style:text-properties officeooo:rsid="000540af" officeooo:paragraph-rsid="000540af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stancia Generica</text:p>
      <text:p text:style-name="P7"/>
      <text:section text:style-name="Sect1" text:name="docs-internal-guid-5e104809-7fff-176a-56fb-058b7080d29d">
        <table:table table:name="Taula1" table:style-name="Taula1">
          <table:table-column table:style-name="Taula1.A"/>
          <table:table-column table:style-name="Taula1.B"/>
          <table:table-row table:style-name="TableLine94529000606352">
            <table:table-cell table:style-name="Taula1.A1" table:number-columns-spanned="2" office:value-type="string">
              <text:p text:style-name="P1">DATOS PERSONALES DEL SOLICITANTE</text:p>
            </table:table-cell>
            <table:covered-table-cell/>
          </table:table-row>
          <table:table-row table:style-name="TableLine94529000606352">
            <table:table-cell table:style-name="Taula1.A2" office:value-type="string">
              <text:p text:style-name="P3">Nombre y apellidos:</text:p>
            </table:table-cell>
            <table:table-cell table:style-name="Taula1.A2" office:value-type="string">
              <text:p text:style-name="P3">DNI:</text:p>
            </table:table-cell>
          </table:table-row>
          <table:table-row table:style-name="TableLine94529000606352">
            <table:table-cell table:style-name="Taula1.A2" office:value-type="string">
              <text:p text:style-name="P3">Domicilio:</text:p>
            </table:table-cell>
            <table:table-cell table:style-name="Taula1.A2" office:value-type="string">
              <text:p text:style-name="P3">Codigo Postal:</text:p>
            </table:table-cell>
          </table:table-row>
          <table:table-row table:style-name="TableLine94529000606352">
            <table:table-cell table:style-name="Taula1.A2" office:value-type="string">
              <text:p text:style-name="P3">Localidad:</text:p>
            </table:table-cell>
            <table:table-cell table:style-name="Taula1.A2" office:value-type="string">
              <text:p text:style-name="P3">Teléfono:</text:p>
            </table:table-cell>
          </table:table-row>
          <table:table-row table:style-name="Taula1.5">
            <table:table-cell table:style-name="Taula1.A2" table:number-columns-spanned="2" office:value-type="string">
              <text:p text:style-name="P3">(En caso de) En representante a:</text:p>
            </table:table-cell>
            <table:covered-table-cell/>
          </table:table-row>
        </table:table>
        <text:p text:style-name="Text_20_body"/>
      </text:section>
      <table:table table:name="Taula2" table:style-name="Taula2">
        <table:table-column table:style-name="Taula2.A"/>
        <table:table-column table:style-name="Taula2.B"/>
        <table:table-row table:style-name="TableLine94528849679888">
          <table:table-cell table:style-name="Taula2.A1" table:number-columns-spanned="2" office:value-type="string">
            <text:p text:style-name="P1">SOLICITUD:</text:p>
          </table:table-cell>
          <table:covered-table-cell/>
        </table:table-row>
        <table:table-row table:style-name="Taula2.2">
          <table:table-cell table:style-name="Taula2.A1" table:number-columns-spanned="2" office:value-type="string">
            <text:p text:style-name="P4">Por la firma del presente, declaro estar informado de:</text:p>
          </table:table-cell>
          <table:covered-table-cell/>
        </table:table-row>
        <table:table-row table:style-name="Taula2.3">
          <table:table-cell table:style-name="Taula2.A1" table:number-rows-spanned="2" office:value-type="string">
            <text:p text:style-name="P2">Documentos que acpompañan</text:p>
          </table:table-cell>
          <table:table-cell table:style-name="Taula2.A1" office:value-type="string">
            <text:p text:style-name="P5">Firma del solicitante:</text:p>
          </table:table-cell>
        </table:table-row>
        <table:table-row table:style-name="Taula2.4">
          <table:covered-table-cell table:style-name="Taula2.A1"/>
          <table:table-cell table:style-name="Taula2.A1" office:value-type="string">
            <text:p text:style-name="P5">Fecha: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12:00:00.303100158</meta:creation-date>
    <dc:date>2022-11-24T12:05:41.949474124</dc:date>
    <meta:editing-duration>PT5M41S</meta:editing-duration>
    <meta:editing-cycles>2</meta:editing-cycles>
    <meta:generator>LibreOffice/7.3.5.2$Linux_X86_64 LibreOffice_project/30$Build-2</meta:generator>
    <meta:document-statistic meta:table-count="2" meta:image-count="0" meta:object-count="0" meta:page-count="1" meta:paragraph-count="14" meta:word-count="38" meta:character-count="265" meta:non-whitespace-character-count="241"/>
  </office:meta>
</office:document-meta>
</file>